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bring judgment upon humans? How does the story of the Passover teach us about how and why God brings judgment on people?</text:p>
        </text:list-item>
        <text:list-item>
          <text:p text:style-name="P1">How does God save his people? What does this story teach us about how God brings about salvation and freedom for his people?</text:p>
        </text:list-item>
        <text:list-item>
          <text:p text:style-name="P1">How can people receive God’s salvation and freedom? How does the story of the Passover teach us about how humans can escape God’s judgment and receive salvation/freedom?</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growing in your understanding about how God saves and frees his people?</text:p>
        </text:list-item>
        <text:list-item>
          <text:p text:style-name="P2">What things keep you from (make it hard) believing and obeying God?</text:p>
        </text:list-item>
        <text:list-item>
          <text:p text:style-name="P2">How would your life be different if you knew God’s judgment would pass ove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0:29Z</meta:creation-date>
    <dc:date>2023-05-25T14:00:29Z</dc:date>
    <meta:user-defined meta:name="layout" meta:value-type="string">obs_story</meta:user-defined>
    <meta:user-defined meta:name="subtitle" meta:value-type="string">The Passover</meta:user-defined>
  </office:meta>
</office:document-meta>
</file>